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fo:border-top="none" fo:border-bottom="2pt solid #7F7F7F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0"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153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table:style-name="ce2"/>
          <table:table-cell office:value-type="string" table:style-name="ce3">
            <text:p>plasma</text:p>
          </table:table-cell>
          <table:table-cell office:value-type="string" table:style-name="ce3">
            <text:p>UT</text:p>
          </table:table-cell>
          <table:table-cell office:value-type="string" table:style-name="ce3">
            <text:p>MT</text:p>
          </table:table-cell>
          <table:table-cell office:value-type="string" table:style-name="ce3">
            <text:p>LT</text:p>
          </table:table-cell>
          <table:table-cell office:value-type="string" table:style-name="ce3">
            <text:p>To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rom diet</text:p>
          </table:table-cell>
          <table:table-cell office:value-type="float" office:value="1.8" table:style-name="ce5">
            <text:p>1.8</text:p>
          </table:table-cell>
          <table:table-cell table:number-columns-repeated="3" table:style-name="ce5"/>
          <table:table-cell office:value-type="float" office:value="1.8" table:formula="of:=[.B2]" table:style-name="ce6">
            <text:p>1.8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hrough capillary membrane</text:p>
          </table:table-cell>
          <table:table-cell office:value-type="float" office:value="-4.12" table:formula="of:=-SUM([.C3:.E3])" table:style-name="ce6">
            <text:p>-4.12</text:p>
          </table:table-cell>
          <table:table-cell office:value-type="float" office:value="0.64000000000000012" table:formula="of:=-SUM([.C4:.C6])" table:style-name="ce6">
            <text:p>0.64</text:p>
          </table:table-cell>
          <table:table-cell office:value-type="float" office:value="1.6099999999999999" table:formula="of:=-SUM([.D4:.D6])" table:style-name="ce6">
            <text:p>1.61</text:p>
          </table:table-cell>
          <table:table-cell office:value-type="float" office:value="1.8699999999999999" table:formula="of:=-SUM([.E4:.E6])" table:style-name="ce6">
            <text:p>1.87</text:p>
          </table:table-cell>
          <table:table-cell table:style-name="ce6"/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ymph</text:p>
          </table:table-cell>
          <table:table-cell office:value-type="float" office:value="3.42" table:formula="of:=-SUM([.C4:.E4])" table:style-name="ce6">
            <text:p>3.42</text:p>
          </table:table-cell>
          <table:table-cell office:value-type="float" office:value="-0.54" table:style-name="ce5">
            <text:p>-0.54</text:p>
          </table:table-cell>
          <table:table-cell office:value-type="float" office:value="-1.1100000000000001" table:style-name="ce5">
            <text:p>-1.11</text:p>
          </table:table-cell>
          <table:table-cell office:value-type="float" office:value="-1.77" table:style-name="ce5">
            <text:p>-1.77</text:p>
          </table:table-cell>
          <table:table-cell table:style-name="ce6"/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rom metabolism</text:p>
          </table:table-cell>
          <table:table-cell table:style-name="ce5"/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0.1" table:style-name="ce5">
            <text:p>0.1</text:p>
          </table:table-cell>
          <table:table-cell office:value-type="float" office:value="0.30000000000000004" table:formula="of:=SUM([.B5:.E5])" table:style-name="ce6">
            <text:p>0.3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evaporation and sweating</text:p>
          </table:table-cell>
          <table:table-cell table:style-name="ce5"/>
          <table:table-cell office:value-type="float" office:value="-0.2" table:style-name="ce5">
            <text:p>-0.2</text:p>
          </table:table-cell>
          <table:table-cell office:value-type="float" office:value="-0.6" table:style-name="ce5">
            <text:p>-0.6</text:p>
          </table:table-cell>
          <table:table-cell office:value-type="float" office:value="-0.2" table:style-name="ce5">
            <text:p>-0.2</text:p>
          </table:table-cell>
          <table:table-cell office:value-type="float" office:value="-1" table:formula="of:=SUM([.B6:.E6])" table:style-name="ce6">
            <text:p>-1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o urine</text:p>
          </table:table-cell>
          <table:table-cell office:value-type="float" office:value="-1.0999999999999996" table:formula="of:=-SUM([.B2:.B6])" table:style-name="ce6">
            <text:p>-1.1</text:p>
          </table:table-cell>
          <table:table-cell table:number-columns-repeated="3" table:style-name="ce5"/>
          <table:table-cell office:value-type="float" office:value="-1.1000000000000001" table:formula="of:=-SUM([.F2:.F6])" table:style-name="ce6">
            <text:p>-1.1</text:p>
          </table:table-cell>
          <table:table-cell office:value-type="string" table:style-name="ce7">
            <text:p>l/day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4" table:style-name="ce5"/>
          <table:table-cell table:style-name="ce6"/>
          <table:table-cell table:style-name="ce7"/>
          <table:table-cell table:number-columns-repeated="16377"/>
        </table:table-row>
        <table:table-row table:style-name="ro1">
          <table:table-cell table:style-name="ce1"/>
          <table:table-cell office:value-type="string" table:style-name="ce3">
            <text:p>plasma</text:p>
          </table:table-cell>
          <table:table-cell office:value-type="string" table:style-name="ce3">
            <text:p>UT</text:p>
          </table:table-cell>
          <table:table-cell office:value-type="string" table:style-name="ce3">
            <text:p>MT</text:p>
          </table:table-cell>
          <table:table-cell office:value-type="string" table:style-name="ce3">
            <text:p>LT</text:p>
          </table:table-cell>
          <table:table-cell office:value-type="string" table:style-name="ce3">
            <text:p>To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volume</text:p>
          </table:table-cell>
          <table:table-cell office:value-type="float" office:value="3" table:style-name="ce9">
            <text:p>3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5.7" table:style-name="ce9">
            <text:p>5.7</text:p>
          </table:table-cell>
          <table:table-cell office:value-type="float" office:value="3.4" table:style-name="ce9">
            <text:p>3.4</text:p>
          </table:table-cell>
          <table:table-cell office:value-type="float" office:value="14.4" table:formula="of:=SUM([.B10:.E10])" table:style-name="ce10">
            <text:p>14.4</text:p>
          </table:table-cell>
          <table:table-cell office:value-type="string" table:style-name="ce11">
            <text:p>l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roteins concentration</text:p>
          </table:table-cell>
          <table:table-cell office:value-type="float" office:value="1.45" table:style-name="ce9">
            <text:p>1.45</text:p>
          </table:table-cell>
          <table:table-cell office:value-type="float" office:value="0.56000000000000005" table:style-name="ce9">
            <text:p>0.56</text:p>
          </table:table-cell>
          <table:table-cell office:value-type="float" office:value="0.53" table:style-name="ce9">
            <text:p>0.53</text:p>
          </table:table-cell>
          <table:table-cell office:value-type="float" office:value="0.53" table:style-name="ce9">
            <text:p>0.53</text:p>
          </table:table-cell>
          <table:table-cell table:style-name="ce1"/>
          <table:table-cell office:value-type="string" table:style-name="ce11">
            <text:p>mmol/l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roteins amount</text:p>
          </table:table-cell>
          <table:table-cell office:value-type="float" office:value="4.3499999999999996" table:formula="of:=ROUND([.B11]*[.B10];2)" table:style-name="ce10">
            <text:p>4.35</text:p>
          </table:table-cell>
          <table:table-cell office:value-type="float" office:value="1.29" table:formula="of:=ROUND([.C11]*[.C10];2)" table:style-name="ce10">
            <text:p>1.29</text:p>
          </table:table-cell>
          <table:table-cell office:value-type="float" office:value="3.02" table:formula="of:=ROUND([.D11]*[.D10];2)" table:style-name="ce10">
            <text:p>3.02</text:p>
          </table:table-cell>
          <table:table-cell office:value-type="float" office:value="1.8" table:formula="of:=ROUND([.E11]*[.E10];2)" table:style-name="ce10">
            <text:p>1.8</text:p>
          </table:table-cell>
          <table:table-cell office:value-type="float" office:value="10.46" table:formula="of:=SUM([.B12:.E12])" table:style-name="ce10">
            <text:p>10.46</text:p>
          </table:table-cell>
          <table:table-cell office:value-type="string" table:style-name="ce11">
            <text:p>mmol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roteins lymph flow</text:p>
          </table:table-cell>
          <table:table-cell office:value-type="float" office:value="1.83" table:formula="of:=-ROUND(SUM([.C13:.E13]);2)" table:style-name="ce10">
            <text:p>1.83</text:p>
          </table:table-cell>
          <table:table-cell office:value-type="float" office:value="-0.3" table:formula="of:=ROUND([.C4]*[.C11];2)" table:style-name="ce10">
            <text:p>-0.3</text:p>
          </table:table-cell>
          <table:table-cell office:value-type="float" office:value="-0.59" table:formula="of:=ROUND([.D4]*[.D11];2)" table:style-name="ce10">
            <text:p>-0.59</text:p>
          </table:table-cell>
          <table:table-cell office:value-type="float" office:value="-0.94" table:formula="of:=ROUND([.E4]*[.E11];2)" table:style-name="ce10">
            <text:p>-0.94</text:p>
          </table:table-cell>
          <table:table-cell table:style-name="ce1"/>
          <table:table-cell office:value-type="string" table:style-name="ce11">
            <text:p>mmol/day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tein capillary permeability</text:p>
          </table:table-cell>
          <table:table-cell table:style-name="ce10"/>
          <table:table-cell office:value-type="float" office:value="0.34" table:formula="of:=ROUND(-[.C13]/([.$B$11]-[.C11]);2)" table:style-name="ce13">
            <text:p>0.34</text:p>
          </table:table-cell>
          <table:table-cell office:value-type="float" office:value="0.64" table:formula="of:=ROUND(-[.D13]/([.$B$11]-[.D11]);2)" table:style-name="ce13">
            <text:p>0.64</text:p>
          </table:table-cell>
          <table:table-cell office:value-type="float" office:value="1.02" table:formula="of:=ROUND(-[.E13]/([.$B$11]-[.E11]);2)" table:style-name="ce13">
            <text:p>1.02</text:p>
          </table:table-cell>
          <table:table-cell table:style-name="ce1"/>
          <table:table-cell office:value-type="string" table:style-name="ce11">
            <text:p>l/day</text:p>
          </table:table-cell>
          <table:table-cell table:number-columns-repeated="16377"/>
        </table:table-row>
        <table:table-row table:style-name="ro1">
          <table:table-cell table:style-name="ce8"/>
          <table:table-cell table:number-columns-repeated="4" table:style-name="ce10"/>
          <table:table-cell table:style-name="ce1"/>
          <table:table-cell table:style-name="ce11"/>
          <table:table-cell table:number-columns-repeated="16377"/>
        </table:table-row>
        <table:table-row table:style-name="ro1">
          <table:table-cell table:style-name="ce7"/>
          <table:table-cell table:style-name="ce14"/>
          <table:table-cell office:value-type="string" table:style-name="ce3">
            <text:p>UT</text:p>
          </table:table-cell>
          <table:table-cell office:value-type="string" table:style-name="ce3">
            <text:p>MT</text:p>
          </table:table-cell>
          <table:table-cell office:value-type="string" table:style-name="ce3">
            <text:p>LT</text:p>
          </table:table-cell>
          <table:table-cell table:style-name="ce14"/>
          <table:table-cell table:number-columns-repeated="16378" table:style-name="ce1"/>
        </table:table-row>
        <table:table-row table:style-name="ro1">
          <table:table-cell office:value-type="string" table:style-name="ce15">
            <text:p>blood hydrostatic pressure</text:p>
          </table:table-cell>
          <table:table-cell table:style-name="ce5"/>
          <table:table-cell office:value-type="float" office:value="2.2000000000000002" table:style-name="ce5">
            <text:p>2.2</text:p>
          </table:table-cell>
          <table:table-cell office:value-type="float" office:value="2.2000000000000002" table:style-name="ce5">
            <text:p>2.2</text:p>
          </table:table-cell>
          <table:table-cell office:value-type="float" office:value="3.1" table:style-name="ce5">
            <text:p>3.1</text:p>
          </table:table-cell>
          <table:table-cell table:style-name="ce14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blood coloid pressure</text:p>
          </table:table-cell>
          <table:table-cell table:style-name="ce5"/>
          <table:table-cell office:value-type="float" office:value="3.7" table:formula="of:=ROUND([.$B$11]*8.314*310.15/1000;1)" table:style-name="ce16">
            <text:p>3.7</text:p>
          </table:table-cell>
          <table:table-cell office:value-type="float" office:value="3.7" table:formula="of:=ROUND([.$B$11]*8.314*310.15/1000;1)" table:style-name="ce16">
            <text:p>3.7</text:p>
          </table:table-cell>
          <table:table-cell office:value-type="float" office:value="3.7" table:formula="of:=ROUND([.$B$11]*8.314*310.15/1000;1)" table:style-name="ce16">
            <text:p>3.7</text:p>
          </table:table-cell>
          <table:table-cell table:style-name="ce14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interstitium hydrostatic pressure</text:p>
          </table:table-cell>
          <table:table-cell table:style-name="ce9"/>
          <table:table-cell office:value-type="float" office:value="-0.6" table:style-name="ce17">
            <text:p>-0.6</text:p>
          </table:table-cell>
          <table:table-cell office:value-type="float" office:value="-0.6" table:style-name="ce17">
            <text:p>-0.6</text:p>
          </table:table-cell>
          <table:table-cell office:value-type="float" office:value="-0.6" table:style-name="ce17">
            <text:p>-0.6</text:p>
          </table:table-cell>
          <table:table-cell table:style-name="ce1"/>
          <table:table-cell office:value-type="string" table:style-name="ce7">
            <text:p>kPa</text:p>
          </table:table-cell>
          <table:table-cell table:style-name="ce18"/>
          <table:table-cell table:number-columns-repeated="16376"/>
        </table:table-row>
        <table:table-row table:style-name="ro2">
          <table:table-cell office:value-type="string" table:style-name="ce12">
            <text:p>interstitium coloid pressure</text:p>
          </table:table-cell>
          <table:table-cell table:style-name="ce1"/>
          <table:table-cell office:value-type="float" office:value="1.4" table:formula="of:=ROUND([.C11]*8.314*310.15/1000;1)" table:style-name="ce16">
            <text:p>1.4</text:p>
          </table:table-cell>
          <table:table-cell office:value-type="float" office:value="1.4" table:formula="of:=ROUND([.D11]*8.314*310.15/1000;1)" table:style-name="ce16">
            <text:p>1.4</text:p>
          </table:table-cell>
          <table:table-cell office:value-type="float" office:value="1.4" table:formula="of:=ROUND([.E11]*8.314*310.15/1000;1)" table:style-name="ce16">
            <text:p>1.4</text:p>
          </table:table-cell>
          <table:table-cell table:style-name="ce19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total capillary wall pressure gradient</text:p>
          </table:table-cell>
          <table:table-cell table:style-name="ce19"/>
          <table:table-cell office:value-type="float" office:value="0.5" table:formula="of:=([.C17]-[.$C$18])-([.C19]-[.C20])" table:style-name="ce16">
            <text:p>0.5</text:p>
          </table:table-cell>
          <table:table-cell office:value-type="float" office:value="0.5" table:formula="of:=([.D17]-[.$C$18])-([.D19]-[.D20])" table:style-name="ce16">
            <text:p>0.5</text:p>
          </table:table-cell>
          <table:table-cell office:value-type="float" office:value="1.4" table:formula="of:=([.E17]-[.$C$18])-([.E19]-[.E20])" table:style-name="ce16">
            <text:p>1.4</text:p>
          </table:table-cell>
          <table:table-cell table:style-name="ce19"/>
          <table:table-cell office:value-type="string" table:style-name="ce7">
            <text:p>kP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2">
            <text:p>capillary wall filtrate</text:p>
          </table:table-cell>
          <table:table-cell table:style-name="ce20"/>
          <table:table-cell office:value-type="float" office:value="0.64000000000000012" table:formula="of:=[.C3]" table:style-name="ce16">
            <text:p>0.64</text:p>
          </table:table-cell>
          <table:table-cell office:value-type="float" office:value="1.6099999999999999" table:formula="of:=[.D3]" table:style-name="ce16">
            <text:p>1.61</text:p>
          </table:table-cell>
          <table:table-cell office:value-type="float" office:value="1.8699999999999999" table:formula="of:=[.E3]" table:style-name="ce16">
            <text:p>1.87</text:p>
          </table:table-cell>
          <table:table-cell table:style-name="ce19"/>
          <table:table-cell office:value-type="string" table:style-name="ce21">
            <text:p>l/da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water capillary permeability</text:p>
          </table:table-cell>
          <table:table-cell table:style-name="ce19"/>
          <table:table-cell office:value-type="float" office:value="1.28" table:formula="of:=ROUND([.C22]/[.C21];2)" table:style-name="ce22">
            <text:p>1.28</text:p>
          </table:table-cell>
          <table:table-cell office:value-type="float" office:value="3.22" table:formula="of:=ROUND([.D22]/[.D21];2)" table:style-name="ce22">
            <text:p>3.22</text:p>
          </table:table-cell>
          <table:table-cell office:value-type="float" office:value="1.34" table:formula="of:=ROUND([.E22]/[.E21];2)" table:style-name="ce22">
            <text:p>1.34</text:p>
          </table:table-cell>
          <table:table-cell table:style-name="ce19"/>
          <table:table-cell office:value-type="string" table:style-name="ce21">
            <text:p>l/(kPa.day)</text:p>
          </table:table-cell>
          <table:table-cell table:style-name="ce21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3" table:style-name="ce10"/>
          <table:table-cell table:style-name="ce1"/>
          <table:table-cell table:number-columns-repeated="2" table:style-name="ce18"/>
          <table:table-cell table:number-columns-repeated="16376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4-10-25T18:10:20Z</meta:creation-date>
    <dc:date>2014-10-27T20:07:56Z</dc:date>
  </office:meta>
</office:document-meta>
</file>